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3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 (Yes)</text:p>
          </table:table-cell>
          <table:table-cell table:style-name="ce1" office:value-type="string" calcext:value-type="string">
            <text:p>Recall (Yes)</text:p>
          </table:table-cell>
          <table:table-cell table:style-name="ce1" office:value-type="string" calcext:value-type="string">
            <text:p>F1-Score (Ye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isForcedLabour</text:p>
          </table:table-cell>
          <table:table-cell office:value-type="float" office:value="0.738323635791791" calcext:value-type="float">
            <text:p>0.74</text:p>
          </table:table-cell>
          <table:table-cell office:value-type="float" office:value="0.73567029843676" calcext:value-type="float">
            <text:p>0.74</text:p>
          </table:table-cell>
          <table:table-cell office:value-type="float" office:value="0.850027367268747" calcext:value-type="float">
            <text:p>0.85</text:p>
          </table:table-cell>
          <table:table-cell office:value-type="float" office:value="0.788725241239208" calcext:value-type="float">
            <text:p>0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isSexualExploit</text:p>
          </table:table-cell>
          <table:table-cell office:value-type="float" office:value="0.867903758452587" calcext:value-type="float">
            <text:p>0.8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isForcedLabour</text:p>
          </table:table-cell>
          <table:table-cell office:value-type="float" office:value="0.747287309325366" calcext:value-type="float">
            <text:p>0.75</text:p>
          </table:table-cell>
          <table:table-cell office:value-type="float" office:value="0.748000969227041" calcext:value-type="float">
            <text:p>0.75</text:p>
          </table:table-cell>
          <table:table-cell office:value-type="float" office:value="0.844827586206897" calcext:value-type="float">
            <text:p>0.84</text:p>
          </table:table-cell>
          <table:table-cell office:value-type="float" office:value="0.79347127618558" calcext:value-type="float">
            <text:p>0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isSexualExploit</text:p>
          </table:table-cell>
          <table:table-cell office:value-type="float" office:value="0.864444094983488" calcext:value-type="float">
            <text:p>0.86</text:p>
          </table:table-cell>
          <table:table-cell office:value-type="float" office:value="0.422535211267606" calcext:value-type="float">
            <text:p>0.42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122199592668024" calcext:value-type="float">
            <text:p>0.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string" calcext:value-type="string">
            <text:p>isForcedLabour</text:p>
          </table:table-cell>
          <table:table-cell office:value-type="float" office:value="0.744142160717094" calcext:value-type="float">
            <text:p>0.74</text:p>
          </table:table-cell>
          <table:table-cell office:value-type="float" office:value="0.74486590964001" calcext:value-type="float">
            <text:p>0.74</text:p>
          </table:table-cell>
          <table:table-cell office:value-type="float" office:value="0.843732895457033" calcext:value-type="float">
            <text:p>0.84</text:p>
          </table:table-cell>
          <table:table-cell office:value-type="float" office:value="0.791222892339279" calcext:value-type="float">
            <text:p>0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adient Boosting</text:p>
          </table:table-cell>
          <table:table-cell office:value-type="string" calcext:value-type="string">
            <text:p>isSexualExploit</text:p>
          </table:table-cell>
          <table:table-cell office:value-type="float" office:value="0.86758924359176" calcext:value-type="float">
            <text:p>0.87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032183908045977" calcext:value-type="float">
            <text:p>0.0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th weights: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arget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 (Yes)</text:p>
          </table:table-cell>
          <table:table-cell table:style-name="ce4" office:value-type="string" calcext:value-type="string">
            <text:p>Recall (Yes)</text:p>
          </table:table-cell>
          <table:table-cell table:style-name="ce4" office:value-type="string" calcext:value-type="string">
            <text:p>F1-Score (Ye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isForcedLabour</text:p>
          </table:table-cell>
          <table:table-cell office:value-type="float" office:value="0.74571473502123" calcext:value-type="float">
            <text:p>0.75</text:p>
          </table:table-cell>
          <table:table-cell office:value-type="float" office:value="0.777293765314457" calcext:value-type="float">
            <text:p>0.78</text:p>
          </table:table-cell>
          <table:table-cell office:value-type="float" office:value="0.781335522714833" calcext:value-type="float">
            <text:p>0.78</text:p>
          </table:table-cell>
          <table:table-cell office:value-type="float" office:value="0.779309403575816" calcext:value-type="float">
            <text:p>0.7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isSexualExploit</text:p>
          </table:table-cell>
          <table:table-cell office:value-type="float" office:value="0.673219059600566" calcext:value-type="float">
            <text:p>0.67</text:p>
          </table:table-cell>
          <table:table-cell office:value-type="float" office:value="0.270230141054195" calcext:value-type="float">
            <text:p>0.27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411997736276174" calcext:value-type="float">
            <text:p>0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isForcedLabour</text:p>
          </table:table-cell>
          <table:table-cell office:value-type="float" office:value="0.748545368768674" calcext:value-type="float">
            <text:p>0.75</text:p>
          </table:table-cell>
          <table:table-cell office:value-type="float" office:value="0.791820505538199" calcext:value-type="float">
            <text:p>0.79</text:p>
          </table:table-cell>
          <table:table-cell office:value-type="float" office:value="0.762999452654625" calcext:value-type="float">
            <text:p>0.76</text:p>
          </table:table-cell>
          <table:table-cell office:value-type="float" office:value="0.777142857142857" calcext:value-type="float">
            <text:p>0.7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isSexualExploit</text:p>
          </table:table-cell>
          <table:table-cell office:value-type="float" office:value="0.736751061487655" calcext:value-type="float">
            <text:p>0.74</text:p>
          </table:table-cell>
          <table:table-cell office:value-type="float" office:value="0.311992786293959" calcext:value-type="float">
            <text:p>0.31</text:p>
          </table:table-cell>
          <table:table-cell office:value-type="float" office:value="0.823809523809524" calcext:value-type="float">
            <text:p>0.82</text:p>
          </table:table-cell>
          <table:table-cell office:value-type="float" office:value="0.452583387835186" calcext:value-type="float">
            <text:p>0.4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GBClassifier (isForcedLabour)</text:p>
          </table:table-cell>
          <table:table-cell office:value-type="string" calcext:value-type="string">
            <text:p>isForcedLabour</text:p>
          </table:table-cell>
          <table:table-cell office:value-type="float" office:value="0.753105834250668" calcext:value-type="float">
            <text:p>0.75</text:p>
          </table:table-cell>
          <table:table-cell office:value-type="float" office:value="0.782691264243082" calcext:value-type="float">
            <text:p>0.78</text:p>
          </table:table-cell>
          <table:table-cell office:value-type="float" office:value="0.789545703338807" calcext:value-type="float">
            <text:p>0.79</text:p>
          </table:table-cell>
          <table:table-cell office:value-type="float" office:value="0.786103542234332" calcext:value-type="float">
            <text:p>0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GBClassifier (isSexualExploit)</text:p>
          </table:table-cell>
          <table:table-cell office:value-type="string" calcext:value-type="string">
            <text:p>isSexualExploit</text:p>
          </table:table-cell>
          <table:table-cell office:value-type="float" office:value="0.761754992923416" calcext:value-type="float">
            <text:p>0.76</text:p>
          </table:table-cell>
          <table:table-cell office:value-type="float" office:value="0.32824427480916" calcext:value-type="float">
            <text:p>0.33</text:p>
          </table:table-cell>
          <table:table-cell office:value-type="float" office:value="0.767857142857143" calcext:value-type="float">
            <text:p>0.77</text:p>
          </table:table-cell>
          <table:table-cell office:value-type="float" office:value="0.459893048128342" calcext:value-type="float">
            <text:p>0.4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ce2" office:value-type="string" calcext:value-type="string">
            <text:p>Difference</text:p>
          </table:table-cell>
          <table:table-cell/>
          <table:table-cell table:style-name="Default" table:number-columns-repeated="4"/>
          <table:table-cell table:number-columns-repeated="1637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isForcedLabour</text:p>
          </table:table-cell>
          <table:table-cell table:style-name="ce5" table:formula="of:=[.C11]-[.C2]" office:value-type="float" office:value="0.00739109922943859" calcext:value-type="float">
            <text:p>0.01</text:p>
          </table:table-cell>
          <table:table-cell table:style-name="ce5" table:formula="of:=[.D11]-[.D2]" office:value-type="float" office:value="0.041623466877697" calcext:value-type="float">
            <text:p>0.04</text:p>
          </table:table-cell>
          <table:table-cell table:style-name="ce5" table:formula="of:=[.E11]-[.E2]" office:value-type="float" office:value="-0.0686918445539135" calcext:value-type="float">
            <text:p>-0.07</text:p>
          </table:table-cell>
          <table:table-cell table:style-name="ce5" table:formula="of:=[.F11]-[.F2]" office:value-type="float" office:value="-0.00941583766339227" calcext:value-type="float">
            <text:p>-0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isSexualExploit</text:p>
          </table:table-cell>
          <table:table-cell table:style-name="ce5" table:formula="of:=[.C12]-[.C3]" office:value-type="float" office:value="-0.194684698852021" calcext:value-type="float">
            <text:p>-0.19</text:p>
          </table:table-cell>
          <table:table-cell table:style-name="ce5" table:formula="of:=[.D12]-[.D3]" office:value-type="float" office:value="0.270230141054195" calcext:value-type="float">
            <text:p>0.27</text:p>
          </table:table-cell>
          <table:table-cell table:style-name="ce5" table:formula="of:=[.E12]-[.E3]" office:value-type="float" office:value="0.866666666666667" calcext:value-type="float">
            <text:p>0.87</text:p>
          </table:table-cell>
          <table:table-cell table:style-name="ce5" table:formula="of:=[.F12]-[.F3]" office:value-type="float" office:value="0.411997736276174" calcext:value-type="float">
            <text:p>0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isForcedLabour</text:p>
          </table:table-cell>
          <table:table-cell table:style-name="ce5" table:formula="of:=[.C13]-[.C4]" office:value-type="float" office:value="0.0012580594433087" calcext:value-type="float">
            <text:p>0.00</text:p>
          </table:table-cell>
          <table:table-cell table:style-name="ce5" table:formula="of:=[.D13]-[.D4]" office:value-type="float" office:value="0.043819536311158" calcext:value-type="float">
            <text:p>0.04</text:p>
          </table:table-cell>
          <table:table-cell table:style-name="ce5" table:formula="of:=[.E13]-[.E4]" office:value-type="float" office:value="-0.0818281335522715" calcext:value-type="float">
            <text:p>-0.08</text:p>
          </table:table-cell>
          <table:table-cell table:style-name="ce5" table:formula="of:=[.F13]-[.F4]" office:value-type="float" office:value="-0.0163284190427231" calcext:value-type="float">
            <text:p>-0.0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isSexualExploit</text:p>
          </table:table-cell>
          <table:table-cell table:style-name="ce5" table:formula="of:=[.C14]-[.C5]" office:value-type="float" office:value="-0.127693033495833" calcext:value-type="float">
            <text:p>-0.13</text:p>
          </table:table-cell>
          <table:table-cell table:style-name="ce5" table:formula="of:=[.D14]-[.D5]" office:value-type="float" office:value="-0.110542424973647" calcext:value-type="float">
            <text:p>-0.11</text:p>
          </table:table-cell>
          <table:table-cell table:style-name="ce5" table:formula="of:=[.E14]-[.E5]" office:value-type="float" office:value="0.752380952380952" calcext:value-type="float">
            <text:p>0.75</text:p>
          </table:table-cell>
          <table:table-cell table:style-name="ce5" table:formula="of:=[.F14]-[.F5]" office:value-type="float" office:value="0.330383795167162" calcext:value-type="float">
            <text:p>0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GBClassifier (isForcedLabour)</text:p>
          </table:table-cell>
          <table:table-cell office:value-type="string" calcext:value-type="string">
            <text:p>isForcedLabour</text:p>
          </table:table-cell>
          <table:table-cell table:style-name="ce5" table:formula="of:=[.C15]-[.C6]" office:value-type="float" office:value="0.00896367353357441" calcext:value-type="float">
            <text:p>0.01</text:p>
          </table:table-cell>
          <table:table-cell table:style-name="ce5" table:formula="of:=[.D15]-[.D6]" office:value-type="float" office:value="0.0378253546030722" calcext:value-type="float">
            <text:p>0.04</text:p>
          </table:table-cell>
          <table:table-cell table:style-name="ce5" table:formula="of:=[.E15]-[.E6]" office:value-type="float" office:value="-0.0541871921182265" calcext:value-type="float">
            <text:p>-0.05</text:p>
          </table:table-cell>
          <table:table-cell table:style-name="ce5" table:formula="of:=[.F15]-[.F6]" office:value-type="float" office:value="-0.00511935010494646" calcext:value-type="float">
            <text:p>-0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XGBClassifier (isSexualExploit)</text:p>
          </table:table-cell>
          <table:table-cell office:value-type="string" calcext:value-type="string">
            <text:p>isSexualExploit</text:p>
          </table:table-cell>
          <table:table-cell table:style-name="ce5" table:formula="of:=[.C16]-[.C7]" office:value-type="float" office:value="-0.105834250668344" calcext:value-type="float">
            <text:p>-0.11</text:p>
          </table:table-cell>
          <table:table-cell table:style-name="ce5" table:formula="of:=[.D16]-[.D7]" office:value-type="float" office:value="-0.138422391857506" calcext:value-type="float">
            <text:p>-0.14</text:p>
          </table:table-cell>
          <table:table-cell table:style-name="ce5" table:formula="of:=[.E16]-[.E7]" office:value-type="float" office:value="0.751190476190476" calcext:value-type="float">
            <text:p>0.75</text:p>
          </table:table-cell>
          <table:table-cell table:style-name="ce5" table:formula="of:=[.F16]-[.F7]" office:value-type="float" office:value="0.427709140082365" calcext:value-type="float">
            <text:p>0.43</text:p>
          </table:table-cell>
          <table:table-cell table:number-columns-repeated="16378"/>
        </table:table-row>
        <calcext:conditional-formats>
          <calcext:conditional-format calcext:target-range-address="Results.C19:Resul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12-05T22:39:44</meta:creation-date>
    <dc:date>2024-12-05T17:56:46.275077027</dc:date>
    <meta:generator>LibreOffice/24.8.3.2$Linux_X86_64 LibreOffice_project/480$Build-2</meta:generator>
    <meta:editing-duration>PT8S</meta:editing-duration>
    <meta:editing-cycles>1</meta:editing-cycles>
    <meta:document-statistic meta:table-count="1" meta:cell-count="122" meta:object-count="0"/>
    <meta:user-defined meta:name="AppVersion">3.1</meta:user-defined>
  </office:meta>
</office:document-meta>
</file>